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97206" officeooo:paragraph-rsid="00297206"/>
    </style:style>
    <style:style style:name="P2" style:family="paragraph" style:parent-style-name="Standard">
      <style:text-properties fo:font-weight="normal" officeooo:rsid="00366d37" officeooo:paragraph-rsid="00366d37" style:font-weight-asian="normal" style:font-weight-complex="normal"/>
    </style:style>
    <style:style style:name="P3" style:family="paragraph" style:parent-style-name="Standard">
      <style:text-properties style:font-name="sans-serif" fo:font-size="13.5pt"/>
    </style:style>
    <style:style style:name="P4" style:family="paragraph" style:parent-style-name="Standard">
      <style:text-properties style:font-name="sans-serif" fo:font-size="13.5pt" fo:font-weight="normal" officeooo:rsid="003b3396" officeooo:paragraph-rsid="003b3396" style:font-weight-asian="normal" style:font-weight-complex="normal"/>
    </style:style>
    <style:style style:name="P5" style:family="paragraph" style:parent-style-name="Standard">
      <style:text-properties style:font-name="sans-serif" fo:font-size="13.5pt" fo:font-weight="normal" officeooo:rsid="00297206" officeooo:paragraph-rsid="00297206" style:font-weight-asian="normal" style:font-weight-complex="normal"/>
    </style:style>
    <style:style style:name="P6" style:family="paragraph" style:parent-style-name="Standard">
      <style:text-properties style:font-name="sans-serif" fo:font-size="13.5pt" fo:font-weight="bold" style:font-weight-asian="bold" style:font-weight-complex="bold"/>
    </style:style>
    <style:style style:name="P7" style:family="paragraph" style:parent-style-name="Standard">
      <style:text-properties style:font-name="sans-serif" fo:font-size="13.5pt" officeooo:rsid="003a2d75" officeooo:paragraph-rsid="003a2d75"/>
    </style:style>
    <style:style style:name="P8" style:family="paragraph" style:parent-style-name="Standard">
      <style:text-properties fo:font-weight="bold" officeooo:rsid="00297206" officeooo:paragraph-rsid="0029720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297206" officeooo:paragraph-rsid="0029720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rsid="00297206" officeooo:paragraph-rsid="00297206" style:font-weight-asian="bold" style:font-weight-complex="bold"/>
    </style:style>
    <style:style style:name="P11" style:family="paragraph" style:parent-style-name="Standard">
      <style:text-properties fo:font-weight="bold" officeooo:rsid="00366d37" officeooo:paragraph-rsid="00366d37" style:font-weight-asian="bold" style:font-weight-complex="bold"/>
    </style:style>
    <style:style style:name="P12" style:family="paragraph" style:parent-style-name="Standard">
      <style:text-properties style:font-name="sans-serif" fo:font-size="13.5pt" fo:font-weight="bold" officeooo:rsid="00366d37" officeooo:paragraph-rsid="00366d37" style:font-weight-asian="bold" style:font-weight-complex="bold"/>
    </style:style>
    <style:style style:name="P13" style:family="paragraph" style:parent-style-name="Standard">
      <style:text-properties style:font-name="sans-serif" fo:font-size="13.5pt" officeooo:rsid="003a2d75" officeooo:paragraph-rsid="003a2d75"/>
    </style:style>
    <style:style style:name="P14" style:family="paragraph" style:parent-style-name="Standard">
      <style:text-properties style:font-name="sans-serif" fo:font-size="13.5pt" officeooo:rsid="003bfcd8" officeooo:paragraph-rsid="003bfcd8"/>
    </style:style>
    <style:style style:name="P15" style:family="paragraph" style:parent-style-name="Standard">
      <style:text-properties style:font-name="Liberation Serif" fo:font-size="12pt" fo:font-weight="normal" officeooo:rsid="00366d37" officeooo:paragraph-rsid="00366d3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weight="normal" officeooo:rsid="003d941a" officeooo:paragraph-rsid="003d941a" style:font-weight-asian="normal" style:font-weight-complex="normal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sans-serif" fo:font-size="13.5pt" officeooo:rsid="003a2d75" officeooo:paragraph-rsid="003a2d75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sans-serif" fo:font-size="13.5pt"/>
    </style:style>
    <style:style style:name="T1" style:family="text">
      <style:text-properties officeooo:rsid="00366d37"/>
    </style:style>
    <style:style style:name="T2" style:family="text">
      <style:text-properties officeooo:rsid="003b33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 <text:span text:style-name="T2">4</text:span>: </text:p>
      <text:p text:style-name="P1"/>
      <text:p text:style-name="P8">1.</text:p>
      <text:p text:style-name="P5">Country (CountryName, GrossProduct, Geometry)</text:p>
      <text:p text:style-name="P3">State (StateCode, StateName, CountryName, Geometry)</text:p>
      <text:p text:style-name="P3">County (CountyCode, CountyName, StateCode, Population, G</text:p>
      <text:p text:style-name="P3">eometry)</text:p>
      <text:p text:style-name="P3">ParcelLandUse (RegionCode, CountyCode, Owner, TypeOfUse</text:p>
      <text:p text:style-name="P3">, Geometry)</text:p>
      <text:p text:style-name="P3">River (RiverName, AverageFlow, Geometry)</text:p>
      <text:p text:style-name="P3"/>
      <text:p text:style-name="P6">Q1. A list of owners of all parcels that include farmland</text:p>
      <text:p text:style-name="P4">select owner from ParcelLandUse</text:p>
      <text:p text:style-name="P4">where TypeOfUse='farmland'</text:p>
      <text:p text:style-name="P6">Q2. Names of Bundesländer (States) that belong to the country “Germany”</text:p>
      <text:p text:style-name="P4">select statename from state</text:p>
      <text:p text:style-name="P4">where countryname='Germany'</text:p>
      <text:p text:style-name="P6">Q3. Population of the Bundesland (State) of “Saxony”</text:p>
      <text:p text:style-name="P4">select sum(population) from State s, County c</text:p>
      <text:p text:style-name="P4">where s.statecode=c.statecode</text:p>
      <text:p text:style-name="P4">and s.statename='Saxony'</text:p>
      <text:p text:style-name="P6">Q4. Return the name of the Landkreis (County) pointed to on the screen (Use the notation from the course (@click))</text:p>
      <text:p text:style-name="P4">select countyName from county </text:p>
      <text:p text:style-name="P4">where PointInRegion(geometry,@click)</text:p>
      <text:p text:style-name="P6">Q5. Overlay the themes County and ParcelLandUse (Use the SADT functions described during the course)</text:p>
      <text:p text:style-name="P4">select Intersection(c.geometry, p.geometry)</text:p>
      <text:p text:style-name="P4">from county c, ParcelLandUse p</text:p>
      <text:p text:style-name="P4">where Overlay(s.geometry,p.geometry)</text:p>
      <text:p text:style-name="P8"/>
      <text:p text:style-name="P8"/>
      <text:p text:style-name="P11">2.</text:p>
      <text:p text:style-name="P11"/>
      <text:p text:style-name="P11">a) </text:p>
      <text:p text:style-name="P11"/>
      <text:p text:style-name="P12">Q1. What are the ten most frequent POI classes?</text:p>
      <text:p text:style-name="P2">select type, sum(c) as c2 from </text:p>
      <text:p text:style-name="P2">((Select type, count(type) as c from import.osm_buildings</text:p>
      <text:p text:style-name="P2">where type not in ('yes')</text:p>
      <text:p text:style-name="P2">group by type ) </text:p>
      <text:p text:style-name="P2">union </text:p>
      <text:p text:style-name="P2">(Select type, count(type) as c from import.osm_amenities </text:p>
      <text:p text:style-name="P2">group by type) ) as a</text:p>
      <text:p text:style-name="P2">group by type</text:p>
      <text:p text:style-name="P2">order by c2 desc</text:p>
      <text:p text:style-name="P15">limit 10</text:p>
      <text:p text:style-name="P6"><text:soft-page-break/>Q2. Which train station is the one with the largest number of POIs nearby?</text:p>
      <text:p text:style-name="P6">→<text:span text:style-name="T1"> train station tag</text:span></text:p>
      <text:p text:style-name="P6">→<text:span text:style-name="T1"> distance point to point</text:span></text:p>
      <text:p text:style-name="P6"/>
      <text:p text:style-name="P6">Q3. What is the total length of all roads combined?</text:p>
      <text:p text:style-name="P7">select sum(st_length(st_transform(geometry,3857))) AS length FROM import.osm_roads </text:p>
      <text:p text:style-name="P7"><text:s/>WHERE type NOT IN ('construction', 'footway', 'path', 'steps', 'track', 'cycleway', 'pedestrian', 'abandoned', 'disused') </text:p>
      <text:p text:style-name="P7"><text:s/>AND (service NOT IN ('parking_aisle', 'driveway') and class not in ('railway','man made') and name not in ('')</text:p>
      <text:p text:style-name="P7"><text:s/>OR service is null) AND </text:p>
      <text:p text:style-name="P7"><text:s/>(access NOT IN ('no', 'private') or access is null)</text:p>
      <text:p text:style-name="P7"/>
      <text:p text:style-name="P6">Q4. What is the street name of the longest road?</text:p>
      <text:p text:style-name="P18"/>
      <text:p text:style-name="P3"/>
      <text:p text:style-name="P7">select name, sum(st_length(st_transform(geometry,3857))) AS length FROM import.osm_roads </text:p>
      <text:p text:style-name="P7"><text:s/>WHERE type NOT IN ('construction', 'footway', 'path', 'steps', 'track', 'cycleway', 'pedestrian', 'abandoned', 'disused') </text:p>
      <text:p text:style-name="P7"><text:s/>AND (service NOT IN ('parking_aisle', 'driveway') and class not in ('railway','man made') and name not in ('')</text:p>
      <text:p text:style-name="P7"><text:s/>OR service is null) AND </text:p>
      <text:p text:style-name="P7"><text:s/>(access NOT IN ('no', 'private') or access is null)</text:p>
      <text:p text:style-name="P7"><text:s/>group by name</text:p>
      <text:p text:style-name="P7"><text:s/>order by length desc</text:p>
      <text:p text:style-name="P17"><text:s/>limit 1</text:p>
      <text:p text:style-name="P7"/>
      <text:p text:style-name="P14">select r1.name from import.osm_roads r1, import.osm_roads r2</text:p>
      <text:p text:style-name="P14">group by r1.name</text:p>
      <text:p text:style-name="P14">having st_intersects(r2.geometry(st_clusterintersecting(r2.geometry)))</text:p>
      <text:p text:style-name="P14">order by sum(st_length(r1.geometry)) desc</text:p>
      <text:p text:style-name="P7"/>
      <text:p text:style-name="P7"/>
      <text:p text:style-name="P6">Q5. Which locality (Ortsteil) is the biggest in terms of area?</text:p>
      <text:p text:style-name="P4">select name from import.osm_admin</text:p>
      <text:p text:style-name="P4">where ST_Area(geometry) = </text:p>
      <text:p text:style-name="P4">(select max(ST_Area(geometry)) from import.osm_admin</text:p>
      <text:p text:style-name="P4"><text:s/>where admin_level&gt;8)</text:p>
      <text:p text:style-name="P6">Q6. Which boroughs is the A100 passing?</text:p>
      <text:p text:style-name="P16">select distinct a.name from import.osm_roads as r, import.osm_admin as a</text:p>
      <text:p text:style-name="P16">where r.ref='A 100' and ST_Intersects(r.geometry,a.geometry)</text:p>
      <text:p text:style-name="P16"><text:s text:c="3"/>and admin_level=9</text:p>
      <text:p text:style-name="P16">order by a.name asc </text:p>
      <text:p text:style-name="P11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10-29T11:33:23.216975022</meta:creation-date>
    <dc:date>2015-11-27T16:51:15.529887590</dc:date>
    <dc:creator>Robert </dc:creator>
    <meta:editing-duration>P2DT9H51M32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3" meta:paragraph-count="71" meta:word-count="411" meta:character-count="3001" meta:non-whitespace-character-count="2631"/>
  </office:meta>
</office:document-meta>
</file>